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4.401cm"/>
    </style:style>
    <style:style style:name="Table1.B" style:family="table-column">
      <style:table-column-properties style:column-width="11.52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7cff8" officeooo:paragraph-rsid="0007cff8"/>
    </style:style>
    <style:style style:name="P2" style:family="paragraph" style:parent-style-name="Standard">
      <style:paragraph-properties fo:margin-top="0cm" fo:margin-bottom="0cm" loext:contextual-spacing="false"/>
      <style:text-properties style:font-name="Verdana"/>
    </style:style>
    <style:style style:name="P3" style:family="paragraph" style:parent-style-name="Standard">
      <style:paragraph-properties fo:margin-top="0cm" fo:margin-bottom="0cm" loext:contextual-spacing="false"/>
      <style:text-properties style:font-name="Verdana" fo:font-size="14pt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Verdana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WWNum1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officeooo:paragraph-rsid="0005033a"/>
    </style:style>
    <style:style style:name="P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Verdana" officeooo:rsid="0007cff8" officeooo:paragraph-rsid="0005033a"/>
    </style:style>
    <style:style style:name="P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Verdana" officeooo:paragraph-rsid="0005033a"/>
    </style:style>
    <style:style style:name="P10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Verdana" officeooo:rsid="0006a3fd" officeooo:paragraph-rsid="0006a3fd"/>
    </style:style>
    <style:style style:name="P1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Verdana" officeooo:paragraph-rsid="0007cff8"/>
    </style:style>
    <style:style style:name="P12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Verdana" officeooo:rsid="000c7856" officeooo:paragraph-rsid="000c7856"/>
    </style:style>
    <style:style style:name="P1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Verdana" officeooo:rsid="000e4d99" officeooo:paragraph-rsid="000e4d99"/>
    </style:style>
    <style:style style:name="P1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Verdana" fo:font-size="13pt" fo:font-weight="bold" officeooo:rsid="0007cff8" officeooo:paragraph-rsid="0007cff8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Verdana" fo:font-size="10pt" officeooo:rsid="001431c2" officeooo:paragraph-rsid="001431c2" style:font-size-asian="10pt" style:font-size-complex="10pt"/>
    </style:style>
    <style:style style:name="T1" style:family="text">
      <style:text-properties officeooo:rsid="0003b685"/>
    </style:style>
    <style:style style:name="T2" style:family="text">
      <style:text-properties officeooo:rsid="00089b06"/>
    </style:style>
    <style:style style:name="T3" style:family="text">
      <style:text-properties style:font-name="Verdana"/>
    </style:style>
    <style:style style:name="T4" style:family="text">
      <style:text-properties style:font-name="Verdana" officeooo:rsid="0005033a"/>
    </style:style>
    <style:style style:name="T5" style:family="text">
      <style:text-properties style:font-name="Verdana" fo:font-weight="bold" style:font-weight-asian="bold" style:font-weight-complex="bold"/>
    </style:style>
    <style:style style:name="T6" style:family="text">
      <style:text-properties officeooo:rsid="001356f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3f85e"/>
    </style:style>
    <style:style style:name="T9" style:family="text">
      <style:text-properties officeooo:rsid="001431c2"/>
    </style:style>
    <style:style style:name="T10" style:family="text">
      <style:text-properties officeooo:rsid="0015df16"/>
    </style:style>
    <style:style style:name="T11" style:family="text">
      <style:text-properties officeooo:rsid="0016895f"/>
    </style:style>
    <style:style style:name="T12" style:family="text">
      <style:text-properties officeooo:rsid="0017ea44"/>
    </style:style>
    <style:style style:name="T13" style:family="text">
      <style:text-properties officeooo:rsid="00188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t <text:span text:style-name="T1">de </text:span>Géométrie Numérique</text:p>
      <text:p text:style-name="P3"/>
      <text:list xml:id="list650915139" text:style-name="WWNum1">
        <text:list-item>
          <text:list>
            <text:list-header>
              <text:p text:style-name="P7"><text:span text:style-name="T3">Romain PERRIN </text:span><text:span text:style-name="T4">- </text:span><text:a xlink:type="simple" xlink:href="mailto:romain.perrin@etu.unistra.fr" text:style-name="Internet_20_link" text:visited-style-name="Visited_20_Internet_20_Link"><text:span text:style-name="T3">romain.perrin@etu.unistra.fr</text:span></text:a></text:p>
              <text:p text:style-name="P7"><text:span text:style-name="T3">Maxime SEYER </text:span><text:span text:style-name="T4">- </text:span><text:a xlink:type="simple" xlink:href="mailto:maxime.seyer@etu.unistra.fr" text:style-name="Internet_20_link" text:visited-style-name="Visited_20_Internet_20_Link"><text:span text:style-name="T3">maxime.seyer@etu.unistra.fr</text:span></text:a></text:p>
            </text:list-header>
          </text:list>
        </text:list-item>
      </text:list>
      <text:p text:style-name="P8"/>
      <text:p text:style-name="P8"/>
      <text:p text:style-name="P14">Remarques générales</text:p>
      <text:p text:style-name="P9"/>
      <text:p text:style-name="P10">Le code a été développé en C++ <text:span text:style-name="T2">et compilé avec</text:span> QtCreator 5.9.x.</text:p>
      <text:p text:style-name="P1"><text:span text:style-name="T3">Le code ainsi que ce rapport ont été gérés à l’aide du gestionnaire de version </text:span><text:span text:style-name="T5">git</text:span><text:span text:style-name="T3"> et le dépôt est disponible à l’adresse suivante : </text:span><text:a xlink:type="simple" xlink:href="http://github.com/Romain96/M1S2_GN.git" text:style-name="Internet_20_link" text:visited-style-name="Visited_20_Internet_20_Link"><text:span text:style-name="T3">http://github.com/Romain96/M1S2_GN.git</text:span></text:a></text:p>
      <text:p text:style-name="P11"/>
      <text:p text:style-name="P12">Deux bibliothèques ont été utilisées pour le projet et ont été directement incluses directement dans le projet qui ne nécessite de fait pas de dépendance externe.</text:p>
      <text:p text:style-name="P13">Les bibliothèques utilisées sont GLM pour la manipulation de vecteurs et de matrices et Eigen pour le calcul des vecteurs propres.</text:p>
      <text:p text:style-name="P2"/>
      <text:p text:style-name="P5">Description des classes du projet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Classe</text:p>
          </table:table-cell>
          <table:table-cell table:style-name="Table1.A1" office:value-type="string">
            <text:p text:style-name="P15">Description</text:p>
          </table:table-cell>
        </table:table-row>
        <table:table-row table:style-name="Table1.1">
          <table:table-cell table:style-name="Table1.A1" office:value-type="string">
            <text:p text:style-name="P15">DisjointSets</text:p>
          </table:table-cell>
          <table:table-cell table:style-name="Table1.A1" office:value-type="string">
            <text:p text:style-name="P15">Représente des ensembles disjoints <text:span text:style-name="T6">utilisé </text:span>pour la création d’<text:span text:style-name="T6">un</text:span> <text:span text:style-name="T6">l’arbre couvrant minimal</text:span> (<text:span text:style-name="T6">algorithme de </text:span>Kruskal)</text:p>
          </table:table-cell>
        </table:table-row>
        <table:table-row table:style-name="Table1.1">
          <table:table-cell table:style-name="Table1.A1" office:value-type="string">
            <text:p text:style-name="P15">Edge</text:p>
          </table:table-cell>
          <table:table-cell table:style-name="Table1.A1" office:value-type="string">
            <text:p text:style-name="P15">Représente une arête dans le modèle <text:span text:style-name="T7">HalfEdge</text:span></text:p>
          </table:table-cell>
        </table:table-row>
        <table:table-row table:style-name="Table1.1">
          <table:table-cell table:style-name="Table1.A1" office:value-type="string">
            <text:p text:style-name="P15">Face</text:p>
          </table:table-cell>
          <table:table-cell table:style-name="Table1.A1" office:value-type="string">
            <text:p text:style-name="P15">Représente une face dans le modèle <text:span text:style-name="T7">HalfEdge</text:span></text:p>
          </table:table-cell>
        </table:table-row>
        <table:table-row table:style-name="Table1.1">
          <table:table-cell table:style-name="Table1.A1" office:value-type="string">
            <text:p text:style-name="P15">Graph</text:p>
          </table:table-cell>
          <table:table-cell table:style-name="Table1.A1" office:value-type="string">
            <text:p text:style-name="P15">Représente un graphe non orienté <text:span text:style-name="T8">(et a fortiori un arbre)</text:span></text:p>
          </table:table-cell>
        </table:table-row>
        <table:table-row table:style-name="Table1.1">
          <table:table-cell table:style-name="Table1.A1" office:value-type="string">
            <text:p text:style-name="P15">HalfEdge</text:p>
          </table:table-cell>
          <table:table-cell table:style-name="Table1.A1" office:value-type="string">
            <text:p text:style-name="P15">Représente <text:span text:style-name="T9">une</text:span> demi-arête dans le modèle <text:span text:style-name="T7">HalfEdge</text:span></text:p>
          </table:table-cell>
        </table:table-row>
        <table:table-row table:style-name="Table1.1">
          <table:table-cell table:style-name="Table1.A1" office:value-type="string">
            <text:p text:style-name="P15">Mesh</text:p>
          </table:table-cell>
          <table:table-cell table:style-name="Table1.A1" office:value-type="string">
            <text:p text:style-name="P15">Représente <text:span text:style-name="T9">un modèle avec sommets, faces et demi-arêtes</text:span> dans le modèle <text:span text:style-name="T7">HalfEdge</text:span></text:p>
          </table:table-cell>
        </table:table-row>
        <table:table-row table:style-name="Table1.1">
          <table:table-cell table:style-name="Table1.A1" office:value-type="string">
            <text:p text:style-name="P15">MeshReconstructor</text:p>
          </table:table-cell>
          <table:table-cell table:style-name="Table1.A1" office:value-type="string">
            <text:p text:style-name="P16">Effectue l’intégralité de l’algorithme de reconstruction de surfaces de Hoppe et al.</text:p>
          </table:table-cell>
        </table:table-row>
        <table:table-row table:style-name="Table1.1">
          <table:table-cell table:style-name="Table1.A1" office:value-type="string">
            <text:p text:style-name="P15">Node</text:p>
          </table:table-cell>
          <table:table-cell table:style-name="Table1.A1" office:value-type="string">
            <text:p text:style-name="P15">Représente un <text:span text:style-name="T10">nœud</text:span> du graphe</text:p>
          </table:table-cell>
        </table:table-row>
        <table:table-row table:style-name="Table1.1">
          <table:table-cell table:style-name="Table1.A1" office:value-type="string">
            <text:p text:style-name="P15">Octree</text:p>
          </table:table-cell>
          <table:table-cell table:style-name="Table1.A1" office:value-type="string">
            <text:p text:style-name="P15">Représente <text:span text:style-name="T10">un </text:span>octree (structure de données de type arbre dans laquelle chaque nœud compte exactement huit fils)</text:p>
          </table:table-cell>
        </table:table-row>
        <table:table-row table:style-name="Table1.1">
          <table:table-cell table:style-name="Table1.A1" office:value-type="string">
            <text:p text:style-name="P15">Plane</text:p>
          </table:table-cell>
          <table:table-cell table:style-name="Table1.A1" office:value-type="string">
            <text:p text:style-name="P15">Représente <text:span text:style-name="T11">un</text:span> plan tangent <text:span text:style-name="T11">et sa normale associée</text:span> (<text:span text:style-name="T11">contient les </text:span>trois vecteurs propres <text:span text:style-name="T12">du plan</text:span>)</text:p>
          </table:table-cell>
        </table:table-row>
        <table:table-row table:style-name="Table1.1">
          <table:table-cell table:style-name="Table1.A1" office:value-type="string">
            <text:p text:style-name="P15">Vertex</text:p>
          </table:table-cell>
          <table:table-cell table:style-name="Table1.A1" office:value-type="string">
            <text:p text:style-name="P15">Représente <text:span text:style-name="T13">un</text:span> sommet dans le modèle <text:span text:style-name="T7">HalfEdge</text:span></text:p>
          </table:table-cell>
        </table:table-row>
      </table:table>
      <text:p text:style-name="P4"><text:soft-page-break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date>2018-03-04T21:45:31.502000000</dc:date>
    <meta:editing-duration>PT28M1S</meta:editing-duration>
    <meta:editing-cycles>17</meta:editing-cycles>
    <meta:document-statistic meta:table-count="1" meta:image-count="0" meta:object-count="0" meta:page-count="2" meta:paragraph-count="33" meta:word-count="233" meta:character-count="1534" meta:non-whitespace-character-count="1336"/>
  </office:meta>
</office:document-meta>
</file>